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9.135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draw:auto-grow-height="true" fo:min-height="2.6cm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.203cm" fo:margin-bottom="0cm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margin-top="0.203cm" fo:margin-bottom="0cm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cm" fo:margin-bottom="0.299cm" fo:text-indent="0cm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Demo Party Planner</text:p>
          </draw:text-box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list text:style-name="L1">
              <text:list-item>
                <text:p text:style-name="P2"><text:s/>Introductie</text:p>
              </text:list-item>
              <text:list-item>
                <text:p text:style-name="P2"><text:s/>De vereisten</text:p>
              </text:list-item>
              <text:list-item>
                <text:p text:style-name="P2"><text:s/>Wat hebben we gedaan?</text:p>
              </text:list-item>
              <text:list-item>
                <text:p text:style-name="P2"><text:s/>Demonstratie</text:p>
              </text:list-item>
              <text:list-item>
                <text:p text:style-name="P2"><text:s/>Vragen/opmerkin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5">De vereiste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 text:style-name="P5">Evenementen</text:p>
                <text:list>
                  <text:list-item>
                    <text:p text:style-name="P5">Lijst met evenementen zichtbaar voor gasten.</text:p>
                  </text:list-item>
                  <text:list-item>
                    <text:p text:style-name="P6">Evenement informatie pagina.</text:p>
                  </text:list-item>
                  <text:list-item>
                    <text:p text:style-name="P5">Aanpasbaar door administrators.</text:p>
                  </text:list-item>
                </text:list>
                <text:p text:style-name="P5"/>
                <text:p text:style-name="P5">Registraties</text:p>
                <text:list>
                  <text:list-item text:start-value="1">
                    <text:p text:style-name="P5">Registeren op de evenement informatie pagina.</text:p>
                  </text:list-item>
                  <text:list-item>
                    <text:p text:style-name="P5">Administrators kunnen registraties verwijderen.</text:p>
                    <text:p text:style-name="P5"/>
                    <text:p text:style-name="P5"/>
                    <text:p text:style-name="P5"/>
                    <text:p text:style-name="P5"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 text:style-name="P5">Wat hebben we gedaan?</text:p>
          </draw:text-box>
        </draw:frame>
        <draw:frame presentation:style-name="pr4" draw:text-style-name="P1" draw:layer="layout" svg:width="10.979cm" svg:height="9.134cm" svg:x="4.5cm" svg:y="3.8cm" presentation:class="outline" presentation:user-transformed="true">
          <draw:text-box>
            <text:list text:style-name="L2">
              <text:list-item>
                <text:p text:style-name="P5">Gasten</text:p>
                <text:list>
                  <text:list-item>
                    <text:p text:style-name="P5">Lijst met evenementen.</text:p>
                  </text:list-item>
                  <text:list-item>
                    <text:p text:style-name="P5">Individueel evenement met informatie en de registraties.</text:p>
                  </text:list-item>
                  <text:list-item>
                    <text:p text:style-name="P5">Gasten krijgen een notificatie email 2 dagen voor het evenement.</text:p>
                  </text:list-item>
                  <text:list-item>
                    <text:p text:style-name="P5">Contact pagina.</text:p>
                  </text:list-item>
                </text:list>
              </text:list-item>
            </text:list>
          </draw:text-box>
        </draw:frame>
        <draw:frame presentation:style-name="pr4" draw:layer="layout" svg:width="10.979cm" svg:height="9.134cm" svg:x="16.029cm" svg:y="3.8cm" presentation:class="outline">
          <draw:text-box>
            <text:list text:style-name="L2">
              <text:list-item>
                <text:p text:style-name="P7"><text:span text:style-name="T1">Administrators</text:span></text:p>
                <text:list>
                  <text:list-item>
                    <text:p><text:span text:style-name="T1">Login.</text:span></text:p>
                  </text:list-item>
                  <text:list-item>
                    <text:p><text:span text:style-name="T1">Meerdere administrators.</text:span></text:p>
                  </text:list-item>
                  <text:list-item>
                    <text:p><text:span text:style-name="T1">Aanpassen/verwijderen evenementen.</text:span></text:p>
                  </text:list-item>
                  <text:list-item>
                    <text:p><text:span text:style-name="T1">Registraties verwijderen.</text:span></text:p>
                  </text:list-item>
                  <text:list-item>
                    <text:p><text:span text:style-name="T1">Alle informatie over de registrat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4T19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 text:style-name="P5">Demonstratie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4T19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 text:style-name="P5">Vragen/Opmerkingen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5 1450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5 450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5-350 275" svg:viewBox="0 0 351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5 450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5-350 275" svg:viewBox="0 0 351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5-1450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5-450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5-450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5 350-275" svg:viewBox="0 0 351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5 350-275" svg:viewBox="0 0 351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5 1450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5 450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5 450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5-350 275" svg:viewBox="0 0 351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5-350 275" svg:viewBox="0 0 351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5-1450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5-450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5-450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5 350-275" svg:viewBox="0 0 351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5 350-275" svg:viewBox="0 0 351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5 1450 275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5 450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5 450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5-350 275" svg:viewBox="0 0 351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5-350 275" svg:viewBox="0 0 351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5-1450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5-450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2T14:15:45.475000000</meta:creation-date>
    <meta:editing-duration>PT18M</meta:editing-duration>
    <meta:editing-cycles>3</meta:editing-cycles>
    <meta:generator>LibreOffice/6.1.4.2$Windows_X86_64 LibreOffice_project/9d0f32d1f0b509096fd65e0d4bec26ddd1938fd3</meta:generator>
    <dc:title>DNA</dc:title>
    <dc:date>2021-06-24T09:43:44.806000000</dc:date>
    <meta:document-statistic meta:object-count="121"/>
  </office:meta>
</office:document-meta>
</file>